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midlatitude winter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ltitude Km</text:p>
          </table:table-cell>
          <table:table-cell table:style-name="Default" office:value-type="string" calcext:value-type="string">
            <text:p>pressure mB</text:p>
          </table:table-cell>
          <table:table-cell office:value-type="string" calcext:value-type="string">
            <text:p>temp K</text:p>
          </table:table-cell>
          <table:table-cell office:value-type="string" calcext:value-type="string">
            <text:p>mol*cm-3</text:p>
          </table:table-cell>
          <table:table-cell office:value-type="string" calcext:value-type="string">
            <text:p>h2o ppmv</text:p>
          </table:table-cell>
          <table:table-cell office:value-type="string" calcext:value-type="string">
            <text:p>o3 ppmv</text:p>
          </table:table-cell>
          <table:table-cell office:value-type="string" calcext:value-type="string">
            <text:p>n2o ppmv</text:p>
          </table:table-cell>
          <table:table-cell office:value-type="string" calcext:value-type="string">
            <text:p>co ppmv</text:p>
          </table:table-cell>
          <table:table-cell office:value-type="string" calcext:value-type="string">
            <text:p>ch4 ppmv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18" calcext:value-type="float">
            <text:p>1.02E+03</text:p>
          </table:table-cell>
          <table:table-cell office:value-type="float" office:value="272.2" calcext:value-type="float">
            <text:p>272.2</text:p>
          </table:table-cell>
          <table:table-cell table:style-name="ce1" office:value-type="float" office:value="2.711E+019" calcext:value-type="float">
            <text:p>2.71E+19</text:p>
          </table:table-cell>
          <table:table-cell table:style-name="ce1" office:value-type="float" office:value="4320" calcext:value-type="float">
            <text:p>4.32E+03</text:p>
          </table:table-cell>
          <table:table-cell table:style-name="ce1" office:value-type="float" office:value="0.0278" calcext:value-type="float">
            <text:p>2.78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5" calcext:value-type="float">
            <text:p>1.50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97.3" calcext:value-type="float">
            <text:p>8.97E+02</text:p>
          </table:table-cell>
          <table:table-cell office:value-type="float" office:value="268.7" calcext:value-type="float">
            <text:p>268.7</text:p>
          </table:table-cell>
          <table:table-cell table:style-name="ce1" office:value-type="float" office:value="2.42E+019" calcext:value-type="float">
            <text:p>2.42E+19</text:p>
          </table:table-cell>
          <table:table-cell table:style-name="ce1" office:value-type="float" office:value="3455" calcext:value-type="float">
            <text:p>3.46E+03</text:p>
          </table:table-cell>
          <table:table-cell table:style-name="ce1" office:value-type="float" office:value="0.028" calcext:value-type="float">
            <text:p>2.80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45" calcext:value-type="float">
            <text:p>1.45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89.7" calcext:value-type="float">
            <text:p>7.90E+02</text:p>
          </table:table-cell>
          <table:table-cell office:value-type="float" office:value="265.2" calcext:value-type="float">
            <text:p>265.2</text:p>
          </table:table-cell>
          <table:table-cell table:style-name="ce1" office:value-type="float" office:value="2.158E+019" calcext:value-type="float">
            <text:p>2.16E+19</text:p>
          </table:table-cell>
          <table:table-cell table:style-name="ce1" office:value-type="float" office:value="2790" calcext:value-type="float">
            <text:p>2.79E+03</text:p>
          </table:table-cell>
          <table:table-cell table:style-name="ce1" office:value-type="float" office:value="0.0285" calcext:value-type="float">
            <text:p>2.85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4" calcext:value-type="float">
            <text:p>1.40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693.8" calcext:value-type="float">
            <text:p>6.94E+02</text:p>
          </table:table-cell>
          <table:table-cell office:value-type="float" office:value="261.7" calcext:value-type="float">
            <text:p>261.7</text:p>
          </table:table-cell>
          <table:table-cell table:style-name="ce1" office:value-type="float" office:value="1.922E+019" calcext:value-type="float">
            <text:p>1.92E+19</text:p>
          </table:table-cell>
          <table:table-cell table:style-name="ce1" office:value-type="float" office:value="2090" calcext:value-type="float">
            <text:p>2.09E+03</text:p>
          </table:table-cell>
          <table:table-cell table:style-name="ce1" office:value-type="float" office:value="0.032" calcext:value-type="float">
            <text:p>3.20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5" calcext:value-type="float">
            <text:p>1.35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08.1" calcext:value-type="float">
            <text:p>6.08E+02</text:p>
          </table:table-cell>
          <table:table-cell office:value-type="float" office:value="255.7" calcext:value-type="float">
            <text:p>255.7</text:p>
          </table:table-cell>
          <table:table-cell table:style-name="ce1" office:value-type="float" office:value="1.724E+019" calcext:value-type="float">
            <text:p>1.72E+19</text:p>
          </table:table-cell>
          <table:table-cell table:style-name="ce1" office:value-type="float" office:value="1280" calcext:value-type="float">
            <text:p>1.28E+03</text:p>
          </table:table-cell>
          <table:table-cell table:style-name="ce1" office:value-type="float" office:value="0.0357" calcext:value-type="float">
            <text:p>3.57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1" calcext:value-type="float">
            <text:p>1.31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531.3" calcext:value-type="float">
            <text:p>5.31E+02</text:p>
          </table:table-cell>
          <table:table-cell office:value-type="float" office:value="249.7" calcext:value-type="float">
            <text:p>249.7</text:p>
          </table:table-cell>
          <table:table-cell table:style-name="ce1" office:value-type="float" office:value="1.542E+019" calcext:value-type="float">
            <text:p>1.54E+19</text:p>
          </table:table-cell>
          <table:table-cell table:style-name="ce1" office:value-type="float" office:value="824" calcext:value-type="float">
            <text:p>8.24E+02</text:p>
          </table:table-cell>
          <table:table-cell table:style-name="ce1" office:value-type="float" office:value="0.0472" calcext:value-type="float">
            <text:p>4.72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" calcext:value-type="float">
            <text:p>1.30E-01</text:p>
          </table:table-cell>
          <table:table-cell table:style-name="ce1" office:value-type="float" office:value="1.69" calcext:value-type="float">
            <text:p>1.69E+00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62.7" calcext:value-type="float">
            <text:p>4.63E+02</text:p>
          </table:table-cell>
          <table:table-cell office:value-type="float" office:value="243.7" calcext:value-type="float">
            <text:p>243.7</text:p>
          </table:table-cell>
          <table:table-cell table:style-name="ce1" office:value-type="float" office:value="1.376E+019" calcext:value-type="float">
            <text:p>1.38E+19</text:p>
          </table:table-cell>
          <table:table-cell table:style-name="ce1" office:value-type="float" office:value="510" calcext:value-type="float">
            <text:p>5.10E+02</text:p>
          </table:table-cell>
          <table:table-cell table:style-name="ce1" office:value-type="float" office:value="0.0584" calcext:value-type="float">
            <text:p>5.84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29" calcext:value-type="float">
            <text:p>1.29E-01</text:p>
          </table:table-cell>
          <table:table-cell table:style-name="ce1" office:value-type="float" office:value="1.67" calcext:value-type="float">
            <text:p>1.67E+00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01.8" calcext:value-type="float">
            <text:p>4.02E+02</text:p>
          </table:table-cell>
          <table:table-cell office:value-type="float" office:value="237.7" calcext:value-type="float">
            <text:p>237.7</text:p>
          </table:table-cell>
          <table:table-cell table:style-name="ce1" office:value-type="float" office:value="1.225E+019" calcext:value-type="float">
            <text:p>1.23E+19</text:p>
          </table:table-cell>
          <table:table-cell table:style-name="ce1" office:value-type="float" office:value="232" calcext:value-type="float">
            <text:p>2.32E+02</text:p>
          </table:table-cell>
          <table:table-cell table:style-name="ce1" office:value-type="float" office:value="0.0789" calcext:value-type="float">
            <text:p>7.89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25" calcext:value-type="float">
            <text:p>1.25E-01</text:p>
          </table:table-cell>
          <table:table-cell table:style-name="ce1" office:value-type="float" office:value="1.65" calcext:value-type="float">
            <text:p>1.65E+00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47.3" calcext:value-type="float">
            <text:p>3.47E+02</text:p>
          </table:table-cell>
          <table:table-cell office:value-type="float" office:value="231.7" calcext:value-type="float">
            <text:p>231.7</text:p>
          </table:table-cell>
          <table:table-cell table:style-name="ce1" office:value-type="float" office:value="1.086E+019" calcext:value-type="float">
            <text:p>1.09E+19</text:p>
          </table:table-cell>
          <table:table-cell table:style-name="ce1" office:value-type="float" office:value="108" calcext:value-type="float">
            <text:p>1.08E+02</text:p>
          </table:table-cell>
          <table:table-cell table:style-name="ce1" office:value-type="float" office:value="0.104" calcext:value-type="float">
            <text:p>1.04E-01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19" calcext:value-type="float">
            <text:p>1.19E-01</text:p>
          </table:table-cell>
          <table:table-cell table:style-name="ce1" office:value-type="float" office:value="1.63" calcext:value-type="float">
            <text:p>1.63E+00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99.3" calcext:value-type="float">
            <text:p>2.99E+02</text:p>
          </table:table-cell>
          <table:table-cell office:value-type="float" office:value="225.7" calcext:value-type="float">
            <text:p>225.7</text:p>
          </table:table-cell>
          <table:table-cell table:style-name="ce1" office:value-type="float" office:value="9.612E+018" calcext:value-type="float">
            <text:p>9.61E+18</text:p>
          </table:table-cell>
          <table:table-cell table:style-name="ce1" office:value-type="float" office:value="55.7" calcext:value-type="float">
            <text:p>5.57E+01</text:p>
          </table:table-cell>
          <table:table-cell table:style-name="ce1" office:value-type="float" office:value="0.157" calcext:value-type="float">
            <text:p>1.57E-01</text:p>
          </table:table-cell>
          <table:table-cell table:style-name="ce1" office:value-type="float" office:value="0.316" calcext:value-type="float">
            <text:p>3.16E-01</text:p>
          </table:table-cell>
          <table:table-cell table:style-name="ce1" office:value-type="float" office:value="0.109" calcext:value-type="float">
            <text:p>1.09E-01</text:p>
          </table:table-cell>
          <table:table-cell table:style-name="ce1" office:value-type="float" office:value="1.62" calcext:value-type="float">
            <text:p>1.62E+00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56.8" calcext:value-type="float">
            <text:p>2.57E+02</text:p>
          </table:table-cell>
          <table:table-cell office:value-type="float" office:value="219.7" calcext:value-type="float">
            <text:p>219.7</text:p>
          </table:table-cell>
          <table:table-cell table:style-name="ce1" office:value-type="float" office:value="8.472E+018" calcext:value-type="float">
            <text:p>8.47E+18</text:p>
          </table:table-cell>
          <table:table-cell table:style-name="ce1" office:value-type="float" office:value="29.6" calcext:value-type="float">
            <text:p>2.96E+01</text:p>
          </table:table-cell>
          <table:table-cell table:style-name="ce1" office:value-type="float" office:value="0.237" calcext:value-type="float">
            <text:p>2.37E-01</text:p>
          </table:table-cell>
          <table:table-cell table:style-name="ce1" office:value-type="float" office:value="0.31" calcext:value-type="float">
            <text:p>3.10E-01</text:p>
          </table:table-cell>
          <table:table-cell table:style-name="ce1" office:value-type="float" office:value="0.0996" calcext:value-type="float">
            <text:p>9.96E-02</text:p>
          </table:table-cell>
          <table:table-cell table:style-name="ce1" office:value-type="float" office:value="1.58" calcext:value-type="float">
            <text:p>1.58E+00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9.9" calcext:value-type="float">
            <text:p>2.20E+02</text:p>
          </table:table-cell>
          <table:table-cell office:value-type="float" office:value="219.2" calcext:value-type="float">
            <text:p>219.2</text:p>
          </table:table-cell>
          <table:table-cell table:style-name="ce1" office:value-type="float" office:value="7.271E+018" calcext:value-type="float">
            <text:p>7.27E+18</text:p>
          </table:table-cell>
          <table:table-cell table:style-name="ce1" office:value-type="float" office:value="10" calcext:value-type="float">
            <text:p>1.00E+01</text:p>
          </table:table-cell>
          <table:table-cell table:style-name="ce1" office:value-type="float" office:value="0.362" calcext:value-type="float">
            <text:p>3.62E-01</text:p>
          </table:table-cell>
          <table:table-cell table:style-name="ce1" office:value-type="float" office:value="0.299" calcext:value-type="float">
            <text:p>2.99E-01</text:p>
          </table:table-cell>
          <table:table-cell table:style-name="ce1" office:value-type="float" office:value="0.0896" calcext:value-type="float">
            <text:p>8.96E-02</text:p>
          </table:table-cell>
          <table:table-cell table:style-name="ce1" office:value-type="float" office:value="1.54" calcext:value-type="float">
            <text:p>1.54E+00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188.2" calcext:value-type="float">
            <text:p>1.88E+02</text:p>
          </table:table-cell>
          <table:table-cell office:value-type="float" office:value="218.7" calcext:value-type="float">
            <text:p>218.7</text:p>
          </table:table-cell>
          <table:table-cell table:style-name="ce1" office:value-type="float" office:value="6.237E+018" calcext:value-type="float">
            <text:p>6.24E+18</text:p>
          </table:table-cell>
          <table:table-cell table:style-name="ce1" office:value-type="float" office:value="6" calcext:value-type="float">
            <text:p>6.00E+00</text:p>
          </table:table-cell>
          <table:table-cell table:style-name="ce1" office:value-type="float" office:value="0.523" calcext:value-type="float">
            <text:p>5.23E-01</text:p>
          </table:table-cell>
          <table:table-cell table:style-name="ce1" office:value-type="float" office:value="0.294" calcext:value-type="float">
            <text:p>2.94E-01</text:p>
          </table:table-cell>
          <table:table-cell table:style-name="ce1" office:value-type="float" office:value="0.0781" calcext:value-type="float">
            <text:p>7.81E-02</text:p>
          </table:table-cell>
          <table:table-cell table:style-name="ce1" office:value-type="float" office:value="1.51" calcext:value-type="float">
            <text:p>1.51E+00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61.1" calcext:value-type="float">
            <text:p>1.61E+02</text:p>
          </table:table-cell>
          <table:table-cell office:value-type="float" office:value="218.2" calcext:value-type="float">
            <text:p>218.2</text:p>
          </table:table-cell>
          <table:table-cell table:style-name="ce1" office:value-type="float" office:value="5.351E+018" calcext:value-type="float">
            <text:p>5.35E+18</text:p>
          </table:table-cell>
          <table:table-cell table:style-name="ce1" office:value-type="float" office:value="5" calcext:value-type="float">
            <text:p>5.00E+00</text:p>
          </table:table-cell>
          <table:table-cell table:style-name="ce1" office:value-type="float" office:value="0.704" calcext:value-type="float">
            <text:p>7.04E-01</text:p>
          </table:table-cell>
          <table:table-cell table:style-name="ce1" office:value-type="float" office:value="0.286" calcext:value-type="float">
            <text:p>2.86E-01</text:p>
          </table:table-cell>
          <table:table-cell table:style-name="ce1" office:value-type="float" office:value="0.0637" calcext:value-type="float">
            <text:p>6.37E-02</text:p>
          </table:table-cell>
          <table:table-cell table:style-name="ce1" office:value-type="float" office:value="1.48" calcext:value-type="float">
            <text:p>1.48E+00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137.8" calcext:value-type="float">
            <text:p>1.38E+02</text:p>
          </table:table-cell>
          <table:table-cell office:value-type="float" office:value="217.7" calcext:value-type="float">
            <text:p>217.7</text:p>
          </table:table-cell>
          <table:table-cell table:style-name="ce1" office:value-type="float" office:value="4.588E+018" calcext:value-type="float">
            <text:p>4.59E+18</text:p>
          </table:table-cell>
          <table:table-cell table:style-name="ce1" office:value-type="float" office:value="4.8" calcext:value-type="float">
            <text:p>4.80E+00</text:p>
          </table:table-cell>
          <table:table-cell table:style-name="ce1" office:value-type="float" office:value="0.8" calcext:value-type="float">
            <text:p>8.00E-01</text:p>
          </table:table-cell>
          <table:table-cell table:style-name="ce1" office:value-type="float" office:value="0.28" calcext:value-type="float">
            <text:p>2.80E-01</text:p>
          </table:table-cell>
          <table:table-cell table:style-name="ce1" office:value-type="float" office:value="0.0503" calcext:value-type="float">
            <text:p>5.03E-02</text:p>
          </table:table-cell>
          <table:table-cell table:style-name="ce1" office:value-type="float" office:value="1.45" calcext:value-type="float">
            <text:p>1.45E+00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17.8" calcext:value-type="float">
            <text:p>1.18E+02</text:p>
          </table:table-cell>
          <table:table-cell office:value-type="float" office:value="217.2" calcext:value-type="float">
            <text:p>217.2</text:p>
          </table:table-cell>
          <table:table-cell table:style-name="ce1" office:value-type="float" office:value="3.931E+018" calcext:value-type="float">
            <text:p>3.93E+18</text:p>
          </table:table-cell>
          <table:table-cell table:style-name="ce1" office:value-type="float" office:value="4.7" calcext:value-type="float">
            <text:p>4.70E+00</text:p>
          </table:table-cell>
          <table:table-cell table:style-name="ce1" office:value-type="float" office:value="0.9" calcext:value-type="float">
            <text:p>9.00E-01</text:p>
          </table:table-cell>
          <table:table-cell table:style-name="ce1" office:value-type="float" office:value="0.272" calcext:value-type="float">
            <text:p>2.72E-01</text:p>
          </table:table-cell>
          <table:table-cell table:style-name="ce1" office:value-type="float" office:value="0.0394" calcext:value-type="float">
            <text:p>3.94E-02</text:p>
          </table:table-cell>
          <table:table-cell table:style-name="ce1" office:value-type="float" office:value="1.42" calcext:value-type="float">
            <text:p>1.42E+00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00.7" calcext:value-type="float">
            <text:p>1.01E+02</text:p>
          </table:table-cell>
          <table:table-cell office:value-type="float" office:value="216.7" calcext:value-type="float">
            <text:p>216.7</text:p>
          </table:table-cell>
          <table:table-cell table:style-name="ce1" office:value-type="float" office:value="3.366E+018" calcext:value-type="float">
            <text:p>3.37E+18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1.1" calcext:value-type="float">
            <text:p>1.10E+00</text:p>
          </table:table-cell>
          <table:table-cell table:style-name="ce1" office:value-type="float" office:value="0.261" calcext:value-type="float">
            <text:p>2.61E-01</text:p>
          </table:table-cell>
          <table:table-cell table:style-name="ce1" office:value-type="float" office:value="0.0307" calcext:value-type="float">
            <text:p>3.07E-02</text:p>
          </table:table-cell>
          <table:table-cell table:style-name="ce1" office:value-type="float" office:value="1.39" calcext:value-type="float">
            <text:p>1.39E+00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86.1" calcext:value-type="float">
            <text:p>8.61E+01</text:p>
          </table:table-cell>
          <table:table-cell office:value-type="float" office:value="216.2" calcext:value-type="float">
            <text:p>216.2</text:p>
          </table:table-cell>
          <table:table-cell table:style-name="ce1" office:value-type="float" office:value="2.866E+018" calcext:value-type="float">
            <text:p>2.87E+18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1.4" calcext:value-type="float">
            <text:p>1.40E+00</text:p>
          </table:table-cell>
          <table:table-cell table:style-name="ce1" office:value-type="float" office:value="0.242" calcext:value-type="float">
            <text:p>2.42E-01</text:p>
          </table:table-cell>
          <table:table-cell table:style-name="ce1" office:value-type="float" office:value="0.0249" calcext:value-type="float">
            <text:p>2.49E-02</text:p>
          </table:table-cell>
          <table:table-cell table:style-name="ce1" office:value-type="float" office:value="1.36" calcext:value-type="float">
            <text:p>1.36E+00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73.6" calcext:value-type="float">
            <text:p>7.36E+01</text:p>
          </table:table-cell>
          <table:table-cell office:value-type="float" office:value="215.7" calcext:value-type="float">
            <text:p>215.7</text:p>
          </table:table-cell>
          <table:table-cell table:style-name="ce1" office:value-type="float" office:value="2.473E+018" calcext:value-type="float">
            <text:p>2.47E+18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1.8" calcext:value-type="float">
            <text:p>1.80E+00</text:p>
          </table:table-cell>
          <table:table-cell table:style-name="ce1" office:value-type="float" office:value="0.217" calcext:value-type="float">
            <text:p>2.17E-01</text:p>
          </table:table-cell>
          <table:table-cell table:style-name="ce1" office:value-type="float" office:value="0.0197" calcext:value-type="float">
            <text:p>1.97E-02</text:p>
          </table:table-cell>
          <table:table-cell table:style-name="ce1" office:value-type="float" office:value="1.62" calcext:value-type="float">
            <text:p>1.62E+00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62.8" calcext:value-type="float">
            <text:p>6.28E+01</text:p>
          </table:table-cell>
          <table:table-cell office:value-type="float" office:value="215.2" calcext:value-type="float">
            <text:p>215.2</text:p>
          </table:table-cell>
          <table:table-cell table:style-name="ce1" office:value-type="float" office:value="2.115E+018" calcext:value-type="float">
            <text:p>2.12E+18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2.3" calcext:value-type="float">
            <text:p>2.30E+00</text:p>
          </table:table-cell>
          <table:table-cell table:style-name="ce1" office:value-type="float" office:value="0.184" calcext:value-type="float">
            <text:p>1.84E-01</text:p>
          </table:table-cell>
          <table:table-cell table:style-name="ce1" office:value-type="float" office:value="0.0155" calcext:value-type="float">
            <text:p>1.55E-02</text:p>
          </table:table-cell>
          <table:table-cell table:style-name="ce1" office:value-type="float" office:value="1.28" calcext:value-type="float">
            <text:p>1.28E+00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53.7" calcext:value-type="float">
            <text:p>5.37E+01</text:p>
          </table:table-cell>
          <table:table-cell office:value-type="float" office:value="215.2" calcext:value-type="float">
            <text:p>215.2</text:p>
          </table:table-cell>
          <table:table-cell table:style-name="ce1" office:value-type="float" office:value="1.809E+018" calcext:value-type="float">
            <text:p>1.81E+18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2.9" calcext:value-type="float">
            <text:p>2.90E+00</text:p>
          </table:table-cell>
          <table:table-cell table:style-name="ce1" office:value-type="float" office:value="0.162" calcext:value-type="float">
            <text:p>1.62E-01</text:p>
          </table:table-cell>
          <table:table-cell table:style-name="ce1" office:value-type="float" office:value="0.0133" calcext:value-type="float">
            <text:p>1.33E-02</text:p>
          </table:table-cell>
          <table:table-cell table:style-name="ce1" office:value-type="float" office:value="1.22" calcext:value-type="float">
            <text:p>1.22E+00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float" office:value="45.8" calcext:value-type="float">
            <text:p>4.58E+01</text:p>
          </table:table-cell>
          <table:table-cell office:value-type="float" office:value="215.2" calcext:value-type="float">
            <text:p>215.2</text:p>
          </table:table-cell>
          <table:table-cell table:style-name="ce1" office:value-type="float" office:value="1.543E+018" calcext:value-type="float">
            <text:p>1.54E+18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3.5" calcext:value-type="float">
            <text:p>3.50E+00</text:p>
          </table:table-cell>
          <table:table-cell table:style-name="ce1" office:value-type="float" office:value="0.136" calcext:value-type="float">
            <text:p>1.36E-01</text:p>
          </table:table-cell>
          <table:table-cell table:style-name="ce1" office:value-type="float" office:value="0.0123" calcext:value-type="float">
            <text:p>1.23E-02</text:p>
          </table:table-cell>
          <table:table-cell table:style-name="ce1" office:value-type="float" office:value="1.15" calcext:value-type="float">
            <text:p>1.15E+00</text:p>
          </table:table-cell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float" office:value="39.1" calcext:value-type="float">
            <text:p>3.91E+01</text:p>
          </table:table-cell>
          <table:table-cell office:value-type="float" office:value="215.2" calcext:value-type="float">
            <text:p>215.2</text:p>
          </table:table-cell>
          <table:table-cell table:style-name="ce1" office:value-type="float" office:value="1.317E+018" calcext:value-type="float">
            <text:p>1.32E+18</text:p>
          </table:table-cell>
          <table:table-cell table:style-name="ce1" office:value-type="float" office:value="4.53" calcext:value-type="float">
            <text:p>4.53E+00</text:p>
          </table:table-cell>
          <table:table-cell table:style-name="ce1" office:value-type="float" office:value="3.9" calcext:value-type="float">
            <text:p>3.90E+00</text:p>
          </table:table-cell>
          <table:table-cell table:style-name="ce1" office:value-type="float" office:value="0.123" calcext:value-type="float">
            <text:p>1.23E-01</text:p>
          </table:table-cell>
          <table:table-cell table:style-name="ce1" office:value-type="float" office:value="0.0123" calcext:value-type="float">
            <text:p>1.23E-02</text:p>
          </table:table-cell>
          <table:table-cell table:style-name="ce1" office:value-type="float" office:value="1.07" calcext:value-type="float">
            <text:p>1.07E+00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33.4" calcext:value-type="float">
            <text:p>3.34E+01</text:p>
          </table:table-cell>
          <table:table-cell office:value-type="float" office:value="215.2" calcext:value-type="float">
            <text:p>215.2</text:p>
          </table:table-cell>
          <table:table-cell table:style-name="ce1" office:value-type="float" office:value="1.125E+018" calcext:value-type="float">
            <text:p>1.13E+18</text:p>
          </table:table-cell>
          <table:table-cell table:style-name="ce1" office:value-type="float" office:value="4.55" calcext:value-type="float">
            <text:p>4.55E+00</text:p>
          </table:table-cell>
          <table:table-cell table:style-name="ce1" office:value-type="float" office:value="4.3" calcext:value-type="float">
            <text:p>4.30E+00</text:p>
          </table:table-cell>
          <table:table-cell table:style-name="ce1" office:value-type="float" office:value="0.112" calcext:value-type="float">
            <text:p>1.12E-01</text:p>
          </table:table-cell>
          <table:table-cell table:style-name="ce1" office:value-type="float" office:value="0.0131" calcext:value-type="float">
            <text:p>1.31E-02</text:p>
          </table:table-cell>
          <table:table-cell table:style-name="ce1" office:value-type="float" office:value="0.973" calcext:value-type="float">
            <text:p>9.73E-01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28.6" calcext:value-type="float">
            <text:p>2.86E+01</text:p>
          </table:table-cell>
          <table:table-cell office:value-type="float" office:value="215.2" calcext:value-type="float">
            <text:p>215.2</text:p>
          </table:table-cell>
          <table:table-cell table:style-name="ce1" office:value-type="float" office:value="9.633E+017" calcext:value-type="float">
            <text:p>9.63E+17</text:p>
          </table:table-cell>
          <table:table-cell table:style-name="ce1" office:value-type="float" office:value="4.6" calcext:value-type="float">
            <text:p>4.60E+00</text:p>
          </table:table-cell>
          <table:table-cell table:style-name="ce1" office:value-type="float" office:value="4.7" calcext:value-type="float">
            <text:p>4.70E+00</text:p>
          </table:table-cell>
          <table:table-cell table:style-name="ce1" office:value-type="float" office:value="0.105" calcext:value-type="float">
            <text:p>1.05E-01</text:p>
          </table:table-cell>
          <table:table-cell table:style-name="ce1" office:value-type="float" office:value="0.014" calcext:value-type="float">
            <text:p>1.40E-02</text:p>
          </table:table-cell>
          <table:table-cell table:style-name="ce1" office:value-type="float" office:value="0.88" calcext:value-type="float">
            <text:p>8.80E-01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24.4" calcext:value-type="float">
            <text:p>2.44E+01</text:p>
          </table:table-cell>
          <table:table-cell office:value-type="float" office:value="215.2" calcext:value-type="float">
            <text:p>215.2</text:p>
          </table:table-cell>
          <table:table-cell table:style-name="ce1" office:value-type="float" office:value="8.22E+017" calcext:value-type="float">
            <text:p>8.22E+17</text:p>
          </table:table-cell>
          <table:table-cell table:style-name="ce1" office:value-type="float" office:value="4.65" calcext:value-type="float">
            <text:p>4.65E+00</text:p>
          </table:table-cell>
          <table:table-cell table:style-name="ce1" office:value-type="float" office:value="5.1" calcext:value-type="float">
            <text:p>5.10E+00</text:p>
          </table:table-cell>
          <table:table-cell table:style-name="ce1" office:value-type="float" office:value="0.0966" calcext:value-type="float">
            <text:p>9.66E-02</text:p>
          </table:table-cell>
          <table:table-cell table:style-name="ce1" office:value-type="float" office:value="0.015" calcext:value-type="float">
            <text:p>1.50E-02</text:p>
          </table:table-cell>
          <table:table-cell table:style-name="ce1" office:value-type="float" office:value="0.793" calcext:value-type="float">
            <text:p>7.93E-01</text:p>
          </table:table-cell>
        </table:table-row>
        <table:table-row table:style-name="ro1">
          <table:table-cell table:style-name="Default" office:value-type="float" office:value="27.6" calcext:value-type="float">
            <text:p>27.6</text:p>
          </table:table-cell>
          <table:table-cell office:value-type="float" office:value="16.46" calcext:value-type="float">
            <text:p>1.65E+01</text:p>
          </table:table-cell>
          <table:table-cell office:value-type="float" office:value="215.5" calcext:value-type="float">
            <text:p>215.5</text:p>
          </table:table-cell>
          <table:table-cell table:style-name="ce1" office:value-type="float" office:value="5.536E+017" calcext:value-type="float">
            <text:p>5.54E+17</text:p>
          </table:table-cell>
          <table:table-cell table:style-name="ce1" office:value-type="float" office:value="4.7" calcext:value-type="float">
            <text:p>4.70E+00</text:p>
          </table:table-cell>
          <table:table-cell table:style-name="ce1" office:value-type="float" office:value="5.6" calcext:value-type="float">
            <text:p>5.60E+00</text:p>
          </table:table-cell>
          <table:table-cell table:style-name="ce1" office:value-type="float" office:value="0.0869" calcext:value-type="float">
            <text:p>8.69E-02</text:p>
          </table:table-cell>
          <table:table-cell table:style-name="ce1" office:value-type="float" office:value="0.016" calcext:value-type="float">
            <text:p>1.60E-02</text:p>
          </table:table-cell>
          <table:table-cell table:style-name="ce1" office:value-type="float" office:value="0.713" calcext:value-type="float">
            <text:p>7.13E-01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1.1" calcext:value-type="float">
            <text:p>1.11E+01</text:p>
          </table:table-cell>
          <table:table-cell office:value-type="float" office:value="217.4" calcext:value-type="float">
            <text:p>217.4</text:p>
          </table:table-cell>
          <table:table-cell table:style-name="ce1" office:value-type="float" office:value="3.701E+017" calcext:value-type="float">
            <text:p>3.70E+17</text:p>
          </table:table-cell>
          <table:table-cell table:style-name="ce1" office:value-type="float" office:value="4.75" calcext:value-type="float">
            <text:p>4.75E+00</text:p>
          </table:table-cell>
          <table:table-cell table:style-name="ce1" office:value-type="float" office:value="6.1" calcext:value-type="float">
            <text:p>6.10E+00</text:p>
          </table:table-cell>
          <table:table-cell table:style-name="ce1" office:value-type="float" office:value="0.0752" calcext:value-type="float">
            <text:p>7.52E-02</text:p>
          </table:table-cell>
          <table:table-cell table:style-name="ce1" office:value-type="float" office:value="0.0171" calcext:value-type="float">
            <text:p>1.71E-02</text:p>
          </table:table-cell>
          <table:table-cell table:style-name="ce1" office:value-type="float" office:value="0.644" calcext:value-type="float">
            <text:p>6.44E-01</text:p>
          </table:table-cell>
        </table:table-row>
        <table:table-row table:style-name="ro1">
          <table:table-cell table:style-name="Default" office:value-type="float" office:value="32.6" calcext:value-type="float">
            <text:p>32.6</text:p>
          </table:table-cell>
          <table:table-cell office:value-type="float" office:value="7.56" calcext:value-type="float">
            <text:p>7.56E+00</text:p>
          </table:table-cell>
          <table:table-cell office:value-type="float" office:value="220.4" calcext:value-type="float">
            <text:p>220.4</text:p>
          </table:table-cell>
          <table:table-cell table:style-name="ce1" office:value-type="float" office:value="2.486E+017" calcext:value-type="float">
            <text:p>2.49E+17</text:p>
          </table:table-cell>
          <table:table-cell table:style-name="ce1" office:value-type="float" office:value="4.8" calcext:value-type="float">
            <text:p>4.80E+00</text:p>
          </table:table-cell>
          <table:table-cell table:style-name="ce1" office:value-type="float" office:value="6.8" calcext:value-type="float">
            <text:p>6.80E+00</text:p>
          </table:table-cell>
          <table:table-cell table:style-name="ce1" office:value-type="float" office:value="0.0613" calcext:value-type="float">
            <text:p>6.13E-02</text:p>
          </table:table-cell>
          <table:table-cell table:style-name="ce1" office:value-type="float" office:value="0.0185" calcext:value-type="float">
            <text:p>1.85E-02</text:p>
          </table:table-cell>
          <table:table-cell table:style-name="ce1" office:value-type="float" office:value="0.575" calcext:value-type="float">
            <text:p>5.75E-01</text:p>
          </table:table-cell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office:value-type="float" office:value="5.18" calcext:value-type="float">
            <text:p>5.18E+00</text:p>
          </table:table-cell>
          <table:table-cell office:value-type="float" office:value="227.9" calcext:value-type="float">
            <text:p>227.9</text:p>
          </table:table-cell>
          <table:table-cell table:style-name="ce1" office:value-type="float" office:value="1.64E+017" calcext:value-type="float">
            <text:p>1.64E+17</text:p>
          </table:table-cell>
          <table:table-cell table:style-name="ce1" office:value-type="float" office:value="4.85" calcext:value-type="float">
            <text:p>4.85E+00</text:p>
          </table:table-cell>
          <table:table-cell table:style-name="ce1" office:value-type="float" office:value="7.1" calcext:value-type="float">
            <text:p>7.10E+00</text:p>
          </table:table-cell>
          <table:table-cell table:style-name="ce1" office:value-type="float" office:value="0.0512" calcext:value-type="float">
            <text:p>5.12E-02</text:p>
          </table:table-cell>
          <table:table-cell table:style-name="ce1" office:value-type="float" office:value="0.02" calcext:value-type="float">
            <text:p>2.00E-02</text:p>
          </table:table-cell>
          <table:table-cell table:style-name="ce1" office:value-type="float" office:value="0.505" calcext:value-type="float">
            <text:p>5.05E-01</text:p>
          </table:table-cell>
        </table:table-row>
        <table:table-row table:style-name="ro1">
          <table:table-cell table:style-name="Default" office:value-type="float" office:value="37.5" calcext:value-type="float">
            <text:p>37.5</text:p>
          </table:table-cell>
          <table:table-cell office:value-type="float" office:value="3.6" calcext:value-type="float">
            <text:p>3.60E+00</text:p>
          </table:table-cell>
          <table:table-cell office:value-type="float" office:value="235.5" calcext:value-type="float">
            <text:p>235.5</text:p>
          </table:table-cell>
          <table:table-cell table:style-name="ce1" office:value-type="float" office:value="1.108E+017" calcext:value-type="float">
            <text:p>1.11E+17</text:p>
          </table:table-cell>
          <table:table-cell table:style-name="ce1" office:value-type="float" office:value="4.9" calcext:value-type="float">
            <text:p>4.90E+00</text:p>
          </table:table-cell>
          <table:table-cell table:style-name="ce1" office:value-type="float" office:value="7.2" calcext:value-type="float">
            <text:p>7.20E+00</text:p>
          </table:table-cell>
          <table:table-cell table:style-name="ce1" office:value-type="float" office:value="0.0397" calcext:value-type="float">
            <text:p>3.97E-02</text:p>
          </table:table-cell>
          <table:table-cell table:style-name="ce1" office:value-type="float" office:value="0.0215" calcext:value-type="float">
            <text:p>2.15E-02</text:p>
          </table:table-cell>
          <table:table-cell table:style-name="ce1" office:value-type="float" office:value="0.448" calcext:value-type="float">
            <text:p>4.48E-01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2.53" calcext:value-type="float">
            <text:p>2.53E+00</text:p>
          </table:table-cell>
          <table:table-cell office:value-type="float" office:value="243.2" calcext:value-type="float">
            <text:p>243.2</text:p>
          </table:table-cell>
          <table:table-cell table:style-name="ce1" office:value-type="float" office:value="7.54E+016" calcext:value-type="float">
            <text:p>7.54E+16</text:p>
          </table:table-cell>
          <table:table-cell table:style-name="ce1" office:value-type="float" office:value="4.95" calcext:value-type="float">
            <text:p>4.95E+00</text:p>
          </table:table-cell>
          <table:table-cell table:style-name="ce1" office:value-type="float" office:value="6.9" calcext:value-type="float">
            <text:p>6.90E+00</text:p>
          </table:table-cell>
          <table:table-cell table:style-name="ce1" office:value-type="float" office:value="0.03" calcext:value-type="float">
            <text:p>3.00E-02</text:p>
          </table:table-cell>
          <table:table-cell table:style-name="ce1" office:value-type="float" office:value="0.0233" calcext:value-type="float">
            <text:p>2.33E-02</text:p>
          </table:table-cell>
          <table:table-cell table:style-name="ce1" office:value-type="float" office:value="0.393" calcext:value-type="float">
            <text:p>3.93E-01</text:p>
          </table:table-cell>
        </table:table-row>
        <table:table-row table:style-name="ro1">
          <table:table-cell table:style-name="Default" office:value-type="float" office:value="42.5" calcext:value-type="float">
            <text:p>42.5</text:p>
          </table:table-cell>
          <table:table-cell office:value-type="float" office:value="1.8" calcext:value-type="float">
            <text:p>1.80E+00</text:p>
          </table:table-cell>
          <table:table-cell office:value-type="float" office:value="250.8" calcext:value-type="float">
            <text:p>250.8</text:p>
          </table:table-cell>
          <table:table-cell table:style-name="ce1" office:value-type="float" office:value="5.202E+016" calcext:value-type="float">
            <text:p>5.20E+16</text:p>
          </table:table-cell>
          <table:table-cell table:style-name="ce1" office:value-type="float" office:value="5" calcext:value-type="float">
            <text:p>5.00E+00</text:p>
          </table:table-cell>
          <table:table-cell table:style-name="ce1" office:value-type="float" office:value="5.9" calcext:value-type="float">
            <text:p>5.90E+00</text:p>
          </table:table-cell>
          <table:table-cell table:style-name="ce1" office:value-type="float" office:value="0.0208" calcext:value-type="float">
            <text:p>2.08E-02</text:p>
          </table:table-cell>
          <table:table-cell table:style-name="ce1" office:value-type="float" office:value="0.02625" calcext:value-type="float">
            <text:p>2.63E-02</text:p>
          </table:table-cell>
          <table:table-cell table:style-name="ce1" office:value-type="float" office:value="3.405" calcext:value-type="float">
            <text:p>3.41E+00</text:p>
          </table:table-cell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float" office:value="1.29" calcext:value-type="float">
            <text:p>1.29E+00</text:p>
          </table:table-cell>
          <table:table-cell office:value-type="float" office:value="258.5" calcext:value-type="float">
            <text:p>258.5</text:p>
          </table:table-cell>
          <table:table-cell table:style-name="ce1" office:value-type="float" office:value="3.617E+016" calcext:value-type="float">
            <text:p>3.62E+16</text:p>
          </table:table-cell>
          <table:table-cell table:style-name="ce1" office:value-type="float" office:value="5" calcext:value-type="float">
            <text:p>5.00E+00</text:p>
          </table:table-cell>
          <table:table-cell table:style-name="ce1" office:value-type="float" office:value="4.6" calcext:value-type="float">
            <text:p>4.60E+00</text:p>
          </table:table-cell>
          <table:table-cell table:style-name="ce1" office:value-type="float" office:value="0.0131" calcext:value-type="float">
            <text:p>1.31E-02</text:p>
          </table:table-cell>
          <table:table-cell table:style-name="ce1" office:value-type="float" office:value="0.0306" calcext:value-type="float">
            <text:p>3.06E-02</text:p>
          </table:table-cell>
          <table:table-cell table:style-name="ce1" office:value-type="float" office:value="0.288" calcext:value-type="float">
            <text:p>2.88E-01</text:p>
          </table:table-cell>
        </table:table-row>
        <table:table-row table:style-name="ro1">
          <table:table-cell table:style-name="Default" office:value-type="float" office:value="47.5" calcext:value-type="float">
            <text:p>47.5</text:p>
          </table:table-cell>
          <table:table-cell office:value-type="float" office:value="0.94" calcext:value-type="float">
            <text:p>9.40E-01</text:p>
          </table:table-cell>
          <table:table-cell office:value-type="float" office:value="265.1" calcext:value-type="float">
            <text:p>265.1</text:p>
          </table:table-cell>
          <table:table-cell table:style-name="ce1" office:value-type="float" office:value="2.57E+016" calcext:value-type="float">
            <text:p>2.57E+16</text:p>
          </table:table-cell>
          <table:table-cell table:style-name="ce1" office:value-type="float" office:value="5" calcext:value-type="float">
            <text:p>5.00E+00</text:p>
          </table:table-cell>
          <table:table-cell table:style-name="ce1" office:value-type="float" office:value="3.7" calcext:value-type="float">
            <text:p>3.70E+00</text:p>
          </table:table-cell>
          <table:table-cell table:style-name="ce1" office:value-type="float" office:value="0.00807" calcext:value-type="float">
            <text:p>8.07E-03</text:p>
          </table:table-cell>
          <table:table-cell table:style-name="ce1" office:value-type="float" office:value="0.038" calcext:value-type="float">
            <text:p>3.80E-02</text:p>
          </table:table-cell>
          <table:table-cell table:style-name="ce1" office:value-type="float" office:value="0.239" calcext:value-type="float">
            <text:p>2.39E-01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0.683" calcext:value-type="float">
            <text:p>6.83E-01</text:p>
          </table:table-cell>
          <table:table-cell office:value-type="float" office:value="265.7" calcext:value-type="float">
            <text:p>265.7</text:p>
          </table:table-cell>
          <table:table-cell table:style-name="ce1" office:value-type="float" office:value="1.863E+016" calcext:value-type="float">
            <text:p>1.86E+16</text:p>
          </table:table-cell>
          <table:table-cell table:style-name="ce1" office:value-type="float" office:value="4.95" calcext:value-type="float">
            <text:p>4.95E+00</text:p>
          </table:table-cell>
          <table:table-cell table:style-name="ce1" office:value-type="float" office:value="2.75" calcext:value-type="float">
            <text:p>2.75E+00</text:p>
          </table:table-cell>
          <table:table-cell table:style-name="ce1" office:value-type="float" office:value="0.00416" calcext:value-type="float">
            <text:p>4.16E-03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194" calcext:value-type="float">
            <text:p>1.94E-01</text:p>
          </table:table-cell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office:value-type="float" office:value="0.362" calcext:value-type="float">
            <text:p>3.62E-01</text:p>
          </table:table-cell>
          <table:table-cell office:value-type="float" office:value="260.6" calcext:value-type="float">
            <text:p>260.6</text:p>
          </table:table-cell>
          <table:table-cell table:style-name="ce1" office:value-type="float" office:value="1.007E-016" calcext:value-type="float">
            <text:p>1.01E-16</text:p>
          </table:table-cell>
          <table:table-cell table:style-name="ce1" office:value-type="float" office:value="4.85" calcext:value-type="float">
            <text:p>4.85E+00</text:p>
          </table:table-cell>
          <table:table-cell table:style-name="ce1" office:value-type="float" office:value="1.7" calcext:value-type="float">
            <text:p>1.70E+00</text:p>
          </table:table-cell>
          <table:table-cell table:style-name="ce1" office:value-type="float" office:value="0.00263" calcext:value-type="float">
            <text:p>2.63E-03</text:p>
          </table:table-cell>
          <table:table-cell table:style-name="ce1" office:value-type="float" office:value="0.148" calcext:value-type="float">
            <text:p>1.48E-01</text:p>
          </table:table-cell>
          <table:table-cell table:style-name="ce1" office:value-type="float" office:value="0.157" calcext:value-type="float">
            <text:p>1.57E-01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0.188" calcext:value-type="float">
            <text:p>1.88E-01</text:p>
          </table:table-cell>
          <table:table-cell office:value-type="float" office:value="250.8" calcext:value-type="float">
            <text:p>250.8</text:p>
          </table:table-cell>
          <table:table-cell table:style-name="ce1" office:value-type="float" office:value="5433000000000000" calcext:value-type="float">
            <text:p>5.43E+15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office:value-type="float" office:value="0.00181" calcext:value-type="float">
            <text:p>1.81E-03</text:p>
          </table:table-cell>
          <table:table-cell table:style-name="ce1" office:value-type="float" office:value="0.293" calcext:value-type="float">
            <text:p>2.93E-01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office:value-type="float" office:value="0.095" calcext:value-type="float">
            <text:p>9.50E-02</text:p>
          </table:table-cell>
          <table:table-cell office:value-type="float" office:value="240.9" calcext:value-type="float">
            <text:p>240.9</text:p>
          </table:table-cell>
          <table:table-cell table:style-name="ce1" office:value-type="float" office:value="2858000000000000" calcext:value-type="float">
            <text:p>2.86E+15</text:p>
          </table:table-cell>
          <table:table-cell table:style-name="ce1" office:value-type="float" office:value="4" calcext:value-type="float">
            <text:p>4.00E+00</text:p>
          </table:table-cell>
          <table:table-cell table:style-name="ce1" office:value-type="float" office:value="0.55" calcext:value-type="float">
            <text:p>5.50E-01</text:p>
          </table:table-cell>
          <table:table-cell table:style-name="ce1" office:value-type="float" office:value="0.00132" calcext:value-type="float">
            <text:p>1.32E-03</text:p>
          </table:table-cell>
          <table:table-cell table:style-name="ce1" office:value-type="float" office:value="0.559" calcext:value-type="float">
            <text:p>5.59E-01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0.047" calcext:value-type="float">
            <text:p>4.70E-02</text:p>
          </table:table-cell>
          <table:table-cell office:value-type="float" office:value="230.7" calcext:value-type="float">
            <text:p>230.7</text:p>
          </table:table-cell>
          <table:table-cell table:style-name="ce1" office:value-type="float" office:value="1477000000000000" calcext:value-type="float">
            <text:p>1.48E+15</text:p>
          </table:table-cell>
          <table:table-cell table:style-name="ce1" office:value-type="float" office:value="3.3" calcext:value-type="float">
            <text:p>3.30E+00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00101" calcext:value-type="float">
            <text:p>1.01E-03</text:p>
          </table:table-cell>
          <table:table-cell table:style-name="ce1" office:value-type="float" office:value="1.08" calcext:value-type="float">
            <text:p>1.08E+00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office:value-type="float" office:value="0.0222" calcext:value-type="float">
            <text:p>2.22E-02</text:p>
          </table:table-cell>
          <table:table-cell office:value-type="float" office:value="220.4" calcext:value-type="float">
            <text:p>220.4</text:p>
          </table:table-cell>
          <table:table-cell table:style-name="ce1" office:value-type="float" office:value="730100000000000" calcext:value-type="float">
            <text:p>7.30E+14</text:p>
          </table:table-cell>
          <table:table-cell table:style-name="ce1" office:value-type="float" office:value="2.7" calcext:value-type="float">
            <text:p>2.70E+00</text:p>
          </table:table-cell>
          <table:table-cell table:style-name="ce1" office:value-type="float" office:value="0.25" calcext:value-type="float">
            <text:p>2.50E-01</text:p>
          </table:table-cell>
          <table:table-cell table:style-name="ce1" office:value-type="float" office:value="0.000788" calcext:value-type="float">
            <text:p>7.88E-04</text:p>
          </table:table-cell>
          <table:table-cell table:style-name="ce1" office:value-type="float" office:value="1.9" calcext:value-type="float">
            <text:p>1.90E+00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0.0103" calcext:value-type="float">
            <text:p>1.03E-02</text:p>
          </table:table-cell>
          <table:table-cell office:value-type="float" office:value="210.1" calcext:value-type="float">
            <text:p>210.1</text:p>
          </table:table-cell>
          <table:table-cell table:style-name="ce1" office:value-type="float" office:value="355300000000000" calcext:value-type="float">
            <text:p>3.55E+14</text:p>
          </table:table-cell>
          <table:table-cell table:style-name="ce1" office:value-type="float" office:value="2" calcext:value-type="float">
            <text:p>2.00E+00</text:p>
          </table:table-cell>
          <table:table-cell table:style-name="ce1" office:value-type="float" office:value="0.23" calcext:value-type="float">
            <text:p>2.30E-01</text:p>
          </table:table-cell>
          <table:table-cell table:style-name="ce1" office:value-type="float" office:value="0.000633" calcext:value-type="float">
            <text:p>6.33E-04</text:p>
          </table:table-cell>
          <table:table-cell table:style-name="ce1" office:value-type="float" office:value="2.96" calcext:value-type="float">
            <text:p>2.96E+00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office:value-type="float" office:value="0.00456" calcext:value-type="float">
            <text:p>4.56E-03</text:p>
          </table:table-cell>
          <table:table-cell office:value-type="float" office:value="199.8" calcext:value-type="float">
            <text:p>199.8</text:p>
          </table:table-cell>
          <table:table-cell table:style-name="ce1" office:value-type="float" office:value="165400000000000" calcext:value-type="float">
            <text:p>1.65E+14</text:p>
          </table:table-cell>
          <table:table-cell table:style-name="ce1" office:value-type="float" office:value="1.33" calcext:value-type="float">
            <text:p>1.33E+00</text:p>
          </table:table-cell>
          <table:table-cell table:style-name="ce1" office:value-type="float" office:value="0.55" calcext:value-type="float">
            <text:p>5.50E-01</text:p>
          </table:table-cell>
          <table:table-cell table:style-name="ce1" office:value-type="float" office:value="0.000519" calcext:value-type="float">
            <text:p>5.19E-04</text:p>
          </table:table-cell>
          <table:table-cell table:style-name="ce1" office:value-type="float" office:value="4.53" calcext:value-type="float">
            <text:p>4.53E+00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0.00198" calcext:value-type="float">
            <text:p>1.98E-03</text:p>
          </table:table-cell>
          <table:table-cell office:value-type="float" office:value="199.5" calcext:value-type="float">
            <text:p>199.5</text:p>
          </table:table-cell>
          <table:table-cell table:style-name="ce1" office:value-type="float" office:value="71940000000000" calcext:value-type="float">
            <text:p>7.19E+13</text:p>
          </table:table-cell>
          <table:table-cell table:style-name="ce1" office:value-type="float" office:value="0.85" calcext:value-type="float">
            <text:p>8.50E-01</text:p>
          </table:table-cell>
          <table:table-cell table:style-name="ce1" office:value-type="float" office:value="0.8" calcext:value-type="float">
            <text:p>8.00E-01</text:p>
          </table:table-cell>
          <table:table-cell table:style-name="ce1" office:value-type="float" office:value="0.000433" calcext:value-type="float">
            <text:p>4.33E-04</text:p>
          </table:table-cell>
          <table:table-cell table:style-name="ce1" office:value-type="float" office:value="6.86" calcext:value-type="float">
            <text:p>6.86E+00</text:p>
          </table:table-cell>
          <table:table-cell table:style-name="ce1" office:value-type="float" office:value="0.14" calcext:value-type="float">
            <text:p>1.40E-01</text:p>
          </table:table-cell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office:value-type="float" office:value="0.000877" calcext:value-type="float">
            <text:p>8.77E-04</text:p>
          </table:table-cell>
          <table:table-cell office:value-type="float" office:value="208.3" calcext:value-type="float">
            <text:p>208.3</text:p>
          </table:table-cell>
          <table:table-cell table:style-name="ce1" office:value-type="float" office:value="60520000000000" calcext:value-type="float">
            <text:p>6.05E+13</text:p>
          </table:table-cell>
          <table:table-cell table:style-name="ce1" office:value-type="float" office:value="0.54" calcext:value-type="float">
            <text:p>5.40E-01</text:p>
          </table:table-cell>
          <table:table-cell table:style-name="ce1" office:value-type="float" office:value="0.8" calcext:value-type="float">
            <text:p>8.00E-01</text:p>
          </table:table-cell>
          <table:table-cell table:style-name="ce1" office:value-type="float" office:value="0.000367" calcext:value-type="float">
            <text:p>3.67E-04</text:p>
          </table:table-cell>
          <table:table-cell table:style-name="ce1" office:value-type="float" office:value="10.5" calcext:value-type="float">
            <text:p>1.05E+01</text:p>
          </table:table-cell>
          <table:table-cell table:style-name="ce1" office:value-type="float" office:value="0.13" calcext:value-type="float">
            <text:p>1.30E-01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0.0004074" calcext:value-type="float">
            <text:p>4.07E-04</text:p>
          </table:table-cell>
          <table:table-cell office:value-type="float" office:value="218.6" calcext:value-type="float">
            <text:p>218.6</text:p>
          </table:table-cell>
          <table:table-cell table:style-name="ce1" office:value-type="float" office:value="13510000000000" calcext:value-type="float">
            <text:p>1.35E+13</text:p>
          </table:table-cell>
          <table:table-cell table:number-columns-repeated="2" table:style-name="ce1" office:value-type="float" office:value="0.4" calcext:value-type="float">
            <text:p>4.00E-01</text:p>
          </table:table-cell>
          <table:table-cell table:style-name="ce1" office:value-type="float" office:value="0.000314" calcext:value-type="float">
            <text:p>3.14E-04</text:p>
          </table:table-cell>
          <table:table-cell table:style-name="ce1" office:value-type="float" office:value="17.1" calcext:value-type="float">
            <text:p>1.71E+01</text:p>
          </table:table-cell>
          <table:table-cell table:style-name="ce1" office:value-type="float" office:value="0.12" calcext:value-type="float">
            <text:p>1.20E-01</text:p>
          </table:table-cell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237.1" calcext:value-type="float">
            <text:p>237.1</text:p>
          </table:table-cell>
          <table:table-cell table:style-name="ce1" office:value-type="float" office:value="6114000000000" calcext:value-type="float">
            <text:p>6.11E+12</text:p>
          </table:table-cell>
          <table:table-cell table:style-name="ce1" office:value-type="float" office:value="0.34" calcext:value-type="float">
            <text:p>3.40E-01</text:p>
          </table:table-cell>
          <table:table-cell table:style-name="ce1" office:value-type="float" office:value="0.2" calcext:value-type="float">
            <text:p>2.00E-01</text:p>
          </table:table-cell>
          <table:table-cell table:style-name="ce1" office:value-type="float" office:value="0.000272" calcext:value-type="float">
            <text:p>2.72E-04</text:p>
          </table:table-cell>
          <table:table-cell table:style-name="ce1" office:value-type="float" office:value="24.7" calcext:value-type="float">
            <text:p>2.47E+01</text:p>
          </table:table-cell>
          <table:table-cell table:style-name="ce1" office:value-type="float" office:value="0.11" calcext:value-type="float">
            <text:p>1.10E-01</text:p>
          </table:table-cell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office:value-type="float" office:value="0.0001057" calcext:value-type="float">
            <text:p>1.06E-04</text:p>
          </table:table-cell>
          <table:table-cell office:value-type="float" office:value="259.5" calcext:value-type="float">
            <text:p>259.5</text:p>
          </table:table-cell>
          <table:table-cell table:style-name="ce1" office:value-type="float" office:value="2952000000000" calcext:value-type="float">
            <text:p>2.95E+12</text:p>
          </table:table-cell>
          <table:table-cell table:style-name="ce1" office:value-type="float" office:value="0.28" calcext:value-type="float">
            <text:p>2.80E-01</text:p>
          </table:table-cell>
          <table:table-cell table:style-name="ce1" office:value-type="float" office:value="0.05005" calcext:value-type="float">
            <text:p>5.01E-02</text:p>
          </table:table-cell>
          <table:table-cell table:style-name="ce1" office:value-type="float" office:value="0.000237" calcext:value-type="float">
            <text:p>2.37E-04</text:p>
          </table:table-cell>
          <table:table-cell table:style-name="ce1" office:value-type="float" office:value="33.6" calcext:value-type="float">
            <text:p>3.36E+01</text:p>
          </table:table-cell>
          <table:table-cell table:style-name="ce1" office:value-type="float" office:value="0.095" calcext:value-type="float">
            <text:p>9.50E-02</text:p>
          </table:table-cell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office:value-type="float" office:value="0.0000598" calcext:value-type="float">
            <text:p>5.98E-05</text:p>
          </table:table-cell>
          <table:table-cell office:value-type="float" office:value="293" calcext:value-type="float">
            <text:p>293</text:p>
          </table:table-cell>
          <table:table-cell table:style-name="ce1" office:value-type="float" office:value="1479000000000" calcext:value-type="float">
            <text:p>1.48E+12</text:p>
          </table:table-cell>
          <table:table-cell table:style-name="ce1" office:value-type="float" office:value="0.24" calcext:value-type="float">
            <text:p>2.40E-01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0209" calcext:value-type="float">
            <text:p>2.09E-04</text:p>
          </table:table-cell>
          <table:table-cell table:style-name="ce1" office:value-type="float" office:value="41.5" calcext:value-type="float">
            <text:p>4.15E+01</text:p>
          </table:table-cell>
          <table:table-cell table:style-name="ce1" office:value-type="float" office:value="0.06" calcext:value-type="float">
            <text:p>6.00E-02</text:p>
          </table:table-cell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333" calcext:value-type="float">
            <text:p>333</text:p>
          </table:table-cell>
          <table:table-cell table:style-name="ce1" office:value-type="float" office:value="783600000000" calcext:value-type="float">
            <text:p>7.84E+11</text:p>
          </table:table-cell>
          <table:table-cell table:style-name="ce1" office:value-type="float" office:value="0.2" calcext:value-type="float">
            <text:p>2.00E-01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185" calcext:value-type="float">
            <text:p>1.85E-04</text:p>
          </table:table-cell>
          <table:table-cell table:style-name="ce1" office:value-type="float" office:value="500" calcext:value-type="float">
            <text:p>5.00E+02</text:p>
          </table:table-cell>
          <table:table-cell table:style-name="ce1" office:value-type="float" office:value="0.03" calcext:value-type="float">
            <text:p>3.00E-02</text:p>
          </table:table-cell>
        </table:table-row>
        <table:table-row table:style-name="ro1" table:number-rows-repeated="5"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 table:number-rows-repeated="15"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6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 table:number-rows-repeated="46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2:06:01.095281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7:00:25.049922263</meta:creation-date>
    <dc:date>2019-01-09T12:06:07.052455986</dc:date>
    <meta:editing-duration>P1DT57M36S</meta:editing-duration>
    <meta:editing-cycles>7</meta:editing-cycles>
    <meta:generator>LibreOffice/6.0.7.3$Linux_X86_64 LibreOffice_project/00m0$Build-3</meta:generator>
    <meta:document-statistic meta:table-count="1" meta:cell-count="460" meta:object-count="0"/>
  </office:meta>
</office:document-meta>
</file>